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2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Garamond"/>
    </style:style>
    <style:style style:name="P38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 Edward James Bariring</text:p>
            <text:p text:style-name="P17">Date: 02/03/2017</text:p>
            <text:p text:style-name="P18">Developer’s Group Name: Manifold Cheddar</text:p>
            <text:p text:style-name="P19">Project Name: Set Tayo ng Date</text:p>
            <text:p text:style-name="P20">Sprint Number: 2</text:p>
          </table:table-cell>
        </table:table-row>
        <table:table-row table:style-name="TableRow21">
          <table:table-cell table:style-name="TableCell22">
            <text:list text:style-name="LFO11" text:continue-numbering="true">
              <text:list-item>
                <text:p text:style-name="P23">What were the main lessons your team learned in this sprint?</text:p>
              </text:list-item>
            </text:list>
            <text:p text:style-name="P24">In this sprint we learned how fast are we at doing things and how great that Django has<text:s/>its own database.</text:p>
            <text:p text:style-name="P25"/>
            <text:p text:style-name="P26"/>
            <text:list text:style-name="LFO11" text:continue-numbering="true">
              <text:list-item>
                <text:p text:style-name="P27">Describe one example of what went right in this sprint.</text:p>
              </text:list-item>
            </text:list>
            <text:p text:style-name="P28">Finishing all of our sprint targets.</text:p>
            <text:p text:style-name="P29"/>
            <text:p text:style-name="P30"/>
            <text:list text:style-name="LFO11" text:continue-numbering="true">
              <text:list-item>
                <text:p text:style-name="P31">Describe one example of what went wrong in this sprint.</text:p>
              </text:list-item>
            </text:list>
            <text:p text:style-name="P32">Since one of our members currently has no machine for his dedicated use, we need to get through things by sharing a machine.</text:p>
            <text:p text:style-name="P33"/>
            <text:p text:style-name="P34"/>
            <text:list text:style-name="LFO11" text:continue-numbering="true">
              <text:list-item>
                <text:p text:style-name="P35">What will you do differently on the next sprint based on your experience working on this current sprint?</text:p>
              </text:list-item>
            </text:list>
            <text:p text:style-name="P36">Do things more efficiently.</text:p>
            <text:p text:style-name="P37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2-02T21:31:00Z</meta:creation-date>
    <dc:date>2017-03-23T09:12:00Z</dc:date>
    <meta:print-date>2006-07-28T14:33:00Z</meta:print-date>
    <meta:template xlink:href="Normal.dotm" xlink:type="simple"/>
    <meta:editing-cycles>4</meta:editing-cycles>
    <meta:editing-duration>PT300S</meta:editing-duration>
    <meta:document-statistic meta:page-count="1" meta:paragraph-count="1" meta:word-count="116" meta:character-count="782" meta:row-count="5" meta:non-whitespace-character-count="667"/>
  </office:meta>
</office:document-meta>
</file>